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8.636866124323" calcext:value-type="float">
            <text:p>708.636866124323</text:p>
          </table:table-cell>
        </table:table-row>
        <table:table-row table:style-name="ro1">
          <table:table-cell office:value-type="float" office:value="696.849543215125" calcext:value-type="float">
            <text:p>696.849543215125</text:p>
          </table:table-cell>
        </table:table-row>
        <table:table-row table:style-name="ro1">
          <table:table-cell office:value-type="float" office:value="717.720519629656" calcext:value-type="float">
            <text:p>717.720519629656</text:p>
          </table:table-cell>
        </table:table-row>
        <table:table-row table:style-name="ro1">
          <table:table-cell office:value-type="float" office:value="700.515579466487" calcext:value-type="float">
            <text:p>700.515579466487</text:p>
          </table:table-cell>
        </table:table-row>
        <table:table-row table:style-name="ro1">
          <table:table-cell office:value-type="float" office:value="716.815047381475" calcext:value-type="float">
            <text:p>716.815047381475</text:p>
          </table:table-cell>
        </table:table-row>
        <table:table-row table:style-name="ro1">
          <table:table-cell office:value-type="float" office:value="709.421112372304" calcext:value-type="float">
            <text:p>709.421112372304</text:p>
          </table:table-cell>
        </table:table-row>
        <table:table-row table:style-name="ro1">
          <table:table-cell office:value-type="float" office:value="702.888873269136" calcext:value-type="float">
            <text:p>702.888873269136</text:p>
          </table:table-cell>
        </table:table-row>
        <table:table-row table:style-name="ro1">
          <table:table-cell office:value-type="float" office:value="714.847380084352" calcext:value-type="float">
            <text:p>714.847380084352</text:p>
          </table:table-cell>
        </table:table-row>
        <table:table-row table:style-name="ro1">
          <table:table-cell office:value-type="float" office:value="703.244771375125" calcext:value-type="float">
            <text:p>703.244771375125</text:p>
          </table:table-cell>
        </table:table-row>
        <table:table-row table:style-name="ro1">
          <table:table-cell office:value-type="float" office:value="714.755410698459" calcext:value-type="float">
            <text:p>714.755410698459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08.569510361644" calcext:value-type="float">
            <text:p>708.569510361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6:41.870848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51:23.083622866</dc:date>
    <dc:creator>Davide Ancona</dc:creator>
    <meta:editing-duration>PT7M36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